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1cm" svg:y="5.118cm">
          <draw:text-box>
            <text:p text:style-name="P1"><text:span text:style-name="T1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9.763cm" svg:y="6.388cm">
          <draw:text-box>
            <text:p text:style-name="P2"><text:span text:style-name="T3">1</text:span></text:p>
          </draw:text-box>
        </draw:frame>
        <draw:frame draw:style-name="gr1" draw:text-style-name="P3" draw:layer="layout" svg:width="0.889cm" svg:height="0.962cm" svg:x="8.621cm" svg:y="3.84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9.89cm" svg:y="5.11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2:51.228460904</meta:creation-date>
    <dc:date>2015-01-08T23:13:26.188508115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